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fo:color="#666666"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Standard">
      <style:text-properties fo:color="#666666" fo:font-size="10pt" style:text-underline-style="solid" style:text-underline-width="auto" style:text-underline-color="font-color" officeooo:rsid="000d3593" officeooo:paragraph-rsid="000d3593" style:font-size-asian="10pt" style:font-size-complex="10pt"/>
    </style:style>
    <style:style style:name="P3" style:family="paragraph" style:parent-style-name="Standard">
      <style:text-properties fo:color="#666666" fo:font-size="10pt" officeooo:rsid="000d3593" officeooo:paragraph-rsid="000d3593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rsid="000d3593" officeooo:paragraph-rsid="000d3593" style:font-size-asian="10pt" style:font-size-complex="10pt"/>
    </style:style>
    <style:style style:name="P6" style:family="paragraph" style:parent-style-name="Standard">
      <style:text-properties fo:font-size="10pt" officeooo:rsid="000ea613" officeooo:paragraph-rsid="000ea613" style:font-size-asian="10pt" style:font-size-complex="10pt"/>
    </style:style>
    <style:style style:name="P7" style:family="paragraph" style:parent-style-name="Standard">
      <style:text-properties fo:font-size="10pt" fo:font-weight="bold" officeooo:rsid="000d3593" officeooo:paragraph-rsid="000d3593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0d3593" officeooo:paragraph-rsid="000d3593" style:font-size-asian="10pt" style:font-size-complex="10pt"/>
    </style:style>
    <style:style style:name="P9" style:family="paragraph" style:parent-style-name="Standard">
      <style:text-properties fo:font-size="13pt" fo:font-weight="bold" officeooo:rsid="000d3593" officeooo:paragraph-rsid="000d3593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10pt" officeooo:rsid="000d3593" officeooo:paragraph-rsid="000d3593" style:font-size-asian="10pt" style:font-size-complex="10pt"/>
    </style:style>
    <style:style style:name="P12" style:family="paragraph" style:parent-style-name="Standard">
      <style:text-properties fo:font-size="10pt" officeooo:rsid="00114fd7" officeooo:paragraph-rsid="00114fd7" style:font-size-asian="10pt" style:font-size-complex="10pt"/>
    </style:style>
    <style:style style:name="T1" style:family="text">
      <style:text-properties officeooo:rsid="000d35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muel Christy</text:p>
      <text:p text:style-name="P5">New Hartford, NY</text:p>
      <text:p text:style-name="P5">schristy189@gmail.com</text:p>
      <text:p text:style-name="P5">402-917-8532</text:p>
      <text:p text:style-name="P5"/>
      <text:p text:style-name="P2">Work Experience <text:s text:c="178"/></text:p>
      <text:p text:style-name="P7">Programmer</text:p>
      <text:p text:style-name="P3">Iowa State University - Ames, IA</text:p>
      <text:p text:style-name="P3">August 2016 to March 2018</text:p>
      <text:p text:style-name="P5">Investigate and resolve issues in the Laravel project</text:p>
      <text:p text:style-name="P5">Coordinate with team members to identify potential issues</text:p>
      <text:p text:style-name="P5">Collaborate with SI leaders to identify potential additions to the project</text:p>
      <text:p text:style-name="P7"/>
      <text:p text:style-name="P7">Data Entry</text:p>
      <text:p text:style-name="P3">Iowa State University - Ames, IA</text:p>
      <text:p text:style-name="P3">April 2016 to August 2016</text:p>
      <text:p text:style-name="P5">Evaluate teacher grading accuracy and monitor for score discrepancies</text:p>
      <text:p text:style-name="P5">Organize prior years’ data and make it available for department analysis</text:p>
      <text:p text:style-name="P5">Enter teacher-graded exam scores into speadsheets</text:p>
      <text:p text:style-name="P7"/>
      <text:p text:style-name="P7">Line Cook</text:p>
      <text:p text:style-name="P3">Pepperjax Grill - Omaha, NE</text:p>
      <text:p text:style-name="P3">April 2015 to August 2015</text:p>
      <text:p text:style-name="P5">Prepare all food items in fast-paced restaurant environment including lunch and dinner services</text:p>
      <text:p text:style-name="P5">Follow standardized recipes to assure highest quality of food served</text:p>
      <text:p text:style-name="P5">Store food items and maintain the highest levels of sanitation and cleanliness</text:p>
      <text:p text:style-name="P7"/>
      <text:p text:style-name="P7">Loader</text:p>
      <text:p text:style-name="P3">Lowe's - Omaha, NE</text:p>
      <text:p text:style-name="P3">May 2014 to August 2014</text:p>
      <text:p text:style-name="P5">Organize and position items, including lumber, drywall, and concrete</text:p>
      <text:p text:style-name="P5">Work with team and management to recognize, prevent, and handle potential security risks and thefts</text:p>
      <text:p text:style-name="P5">Aid customers in designing and implementing personal projects</text:p>
      <text:p text:style-name="P8"/>
      <text:p text:style-name="P2">Education <text:s text:c="186"/></text:p>
      <text:p text:style-name="P5">Bachelor's in Electrical Engineering</text:p>
      <text:p text:style-name="P4"><text:span text:style-name="T1">Iowa State Un</text:span>iversity - Ames, IA</text:p>
      <text:p text:style-name="P4">August 2013 to December 2017</text:p>
      <text:p text:style-name="P6">2.78 GPA</text:p>
      <text:p text:style-name="P4"/>
      <text:p text:style-name="P1">SKILLS<text:tab/><text:tab/><text:tab/><text:tab/><text:tab/><text:tab/><text:tab/><text:tab/><text:tab/><text:tab/><text:tab/> <text:s text:c="26"/><text:tab/><text:tab/></text:p>
      <text:p text:style-name="P4">Reverse Engineering (GDB, Radare2, Ptrace)</text:p>
      <text:p text:style-name="P4">AutoCAD/SolidWorks/FreeCAD</text:p>
      <text:p text:style-name="P12">SDL 1.2/2.0 with OpenGL</text:p>
      <text:p text:style-name="P4">PLC/Ladder Logic Programming</text:p>
      <text:p text:style-name="P4">Programming (C, C++, Assembly, Python, VHDL/Verilog, Java, MATLAB/Simulink, etc…)</text:p>
      <text:p text:style-name="P4">Amateur Radio</text:p>
      <text:p text:style-name="P4">Linux System Administration</text:p>
      <text:p text:style-name="P4">Agile Project Management</text:p>
      <text:p text:style-name="P4">HMI/SCADA programming</text:p>
      <text:p text:style-name="P4">Microsoft Office/LibreOffice</text:p>
      <text:p text:style-name="P4">Deep Learning Neural Networks</text:p>
      <text:p text:style-name="P4">Mercurial/Git/CV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0:06:20.507041093</meta:creation-date>
    <dc:date>2018-05-08T18:48:07.118260715</dc:date>
    <meta:editing-duration>PT1H31M6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47" meta:word-count="234" meta:character-count="2047" meta:non-whitespace-character-count="1454"/>
  </office:meta>
</office:document-meta>
</file>